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lete Requirements:</text:p>
      <text:list xml:id="list6638680433572566959" text:style-name="L1">
        <text:list-item>
          <text:p text:style-name="P2">Display the board supplied by the customer</text:p>
        </text:list-item>
        <text:list-item>
          <text:p text:style-name="P2">Support character selection (original requirements)</text:p>
        </text:list-item>
        <text:list-item>
          <text:p text:style-name="P2">Support captain, swordsman, amazon, dwarf, elf, and black knight (original requirements)</text:p>
        </text:list-item>
        <text:list-item>
          <text:p text:style-name="P2">PDF with documentation (requirements, use cases)</text:p>
        </text:list-item>
        <text:list-item>
          <text:p text:style-name="P2">Display multiple “things” on a single clearing when hovering mouse over that clearing</text:p>
        </text:list-item>
        <text:list-item>
          <text:p text:style-name="P2">Support Moving</text:p>
        </text:list-item>
        <text:list-item>
          <text:p text:style-name="P2">Support Hiding</text:p>
        </text:list-item>
        <text:list-item>
          <text:p text:style-name="P2">Support Searching</text:p>
          <text:list>
            <text:list-item>
              <text:p text:style-name="P2">Basic treasure searching and looting have been implemented, hidden monsters have not</text:p>
            </text:list-item>
          </text:list>
        </text:list-item>
        <text:list-item>
          <text:p text:style-name="P2">Start all characters at the inn</text:p>
        </text:list-item>
        <text:list-item>
          <text:p text:style-name="P5">Support combat between 2 or 3 players</text:p>
          <text:list>
            <text:list-item>
              <text:p text:style-name="P5">Basic combat has been implemented, characters can choose which direction they wish to attack and which target they would wish to attack</text:p>
            </text:list-item>
            <text:list-item>
              <text:p text:style-name="P5">Hits register against armor and degrade them accordingly</text:p>
            </text:list-item>
            <text:list-item>
              <text:p text:style-name="P5">If player dies they respawn at their home locations (typically set as the inn)</text:p>
            </text:list-item>
          </text:list>
        </text:list-item>
      </text:list>
      <text:p text:style-name="Standard"/>
      <text:p text:style-name="P1">Incomplete Requirements:</text:p>
      <text:list xml:id="list179032800144438154" text:style-name="L2">
        <text:list-item>
          <text:p text:style-name="P4">Setup all sound, warning, treasure chits (original requirements)</text:p>
        </text:list-item>
        <text:list-item>
          <text:p text:style-name="P4">Support 1<text:span text:style-name="T1">st</text:span> encounter treasure appearance and looting(for “keeners”)</text:p>
        </text:list-item>
        <text:list-item>
          <text:p text:style-name="P4">Place dwellings and ghosts on the board (original requirements)</text:p>
        </text:list-item>
        <text:list-item>
          <text:p text:style-name="P4">Support the appearing of and trading with natives and visitors (original requirements)</text:p>
        </text:list-item>
        <text:list-item>
          <text:p text:style-name="P4">Support the appearing, moving and blocking of monsters (original requirements)</text:p>
        </text:list-item>
        <text:list-item>
          <text:p text:style-name="P4">PDF with documentation (unbound UCMs)</text:p>
        </text:list-item>
        <text:list-item>
          <text:p text:style-name="P4">Support cheat mode (original requirements)</text:p>
        </text:list-item>
        <text:list-item>
          <text:p text:style-name="P4">Support warlock, crone, shaman, scholar (non-essential)</text:p>
        </text:list-item>
        <text:list-item>
          <text:p text:style-name="P3">Offer alternative start locations for characters that have them (non-essential)</text:p>
        </text:list-item>
        <text:list-item>
          <text:p text:style-name="P3">Game ends after 1 month, winner has highest victory points (1 point per treasure, 1 point per 10 fame, 1 point for 20 notoriety, 1 point for 30 gold)</text:p>
        </text:list-item>
        <text:list-item>
          <text:p text:style-name="P3">Monsters triggers by sound/warning chits and treasure chits</text:p>
        </text:list-item>
        <text:list-item>
          <text:p text:style-name="P4">Support all or more than one monsters(non-essential)</text:p>
        </text:list-item>
        <text:list-item>
          <text:p text:style-name="P4">Support Blocking</text:p>
        </text:list-item>
        <text:list-item>
          <text:p text:style-name="P4">Support Resting</text:p>
        </text:list-item>
        <text:list-item>
          <text:p text:style-name="P4">Support maneuvers in combat, chit specifications, and shield blocking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0T19:07:54.57</meta:creation-date>
    <dc:date>2015-02-21T14:31:47.66</dc:date>
    <meta:editing-duration>PT4H16M5S</meta:editing-duration>
    <meta:editing-cycles>13</meta:editing-cycles>
    <meta:generator>OpenOffice/4.1.0$Win32 OpenOffice.org_project/410m18$Build-9764</meta:generator>
    <meta:document-statistic meta:table-count="0" meta:image-count="0" meta:object-count="0" meta:page-count="1" meta:paragraph-count="31" meta:word-count="280" meta:character-count="1788"/>
  </office:meta>
</office:document-meta>
</file>